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rsid="001d79ba" officeooo:paragraph-rsid="001d79ba"/>
    </style:style>
    <style:style style:name="P2" style:family="paragraph" style:parent-style-name="Standard">
      <style:text-properties officeooo:rsid="001f30f7" officeooo:paragraph-rsid="001f30f7"/>
    </style:style>
    <style:style style:name="T1" style:family="text">
      <style:text-properties officeooo:rsid="00221da5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ity Test Cases :</text:p>
      <text:p text:style-name="P1"/>
      <text:p text:style-name="P1"/>
      <text:p text:style-name="P1"/>
      <text:p text:style-name="P1"><draw:frame draw:style-name="fr1" draw:name="Object1" text:anchor-type="paragraph" svg:width="6.552in" svg:height="7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Performance Test Cases :</text:p>
      <text:p text:style-name="P2"/>
      <text:p text:style-name="P2"/>
      <text:p text:style-name="P2"><draw:frame draw:style-name="fr2" draw:name="Object2" text:anchor-type="paragraph" svg:width="2.8752in" svg:height="2.817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** <text:span text:style-name="T1">PS : The results of Performance Test Cases are available in Results.{odt,pdf}. The corresponding log file is available test_log folder in th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7:39:03</meta:creation-date>
    <meta:generator>OpenOffice.org/3.2$Linux OpenOffice.org_project/320m19$Build-9505</meta:generator>
    <dc:date>2011-03-03T10:50:56</dc:date>
    <meta:editing-duration>PT00H41M37S</meta:editing-duration>
    <meta:editing-cycles>5</meta:editing-cycles>
    <meta:document-statistic meta:table-count="0" meta:image-count="0" meta:object-count="2" meta:page-count="2" meta:paragraph-count="3" meta:word-count="33" meta:character-count="2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1">
          <table:table-cell table:style-name="ce1"/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tart peer with no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Start peer with less than 3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Start peer when index server not running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Start peer and share a non existing directory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This is not handled currently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Start peer and share a dir /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Every file registered is logged to the console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dd / delete files in the share dir and re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File index is updated and logged to console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Use IP of the index server instead of DN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8</text:p>
          </table:table-cell>
          <table:table-cell office:value-type="string">
            <text:p>Start index server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9</text:p>
          </table:table-cell>
          <table:table-cell office:value-type="string">
            <text:p>Start peer client with no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0</text:p>
          </table:table-cell>
          <table:table-cell office:value-type="string">
            <text:p>Start peer client with less than 3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1</text:p>
          </table:table-cell>
          <table:table-cell office:value-type="string">
            <text:p>Start peer client with 3 args including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2</text:p>
          </table:table-cell>
          <table:table-cell office:value-type="string">
            <text:p>Start peer client with -x optio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3</text:p>
          </table:table-cell>
          <table:table-cell office:value-type="string">
            <text:p>Start peer client when index server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14</text:p>
          </table:table-cell>
          <table:table-cell office:value-type="string">
            <text:p>Query for a file which is not indexed by any pe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5</text:p>
          </table:table-cell>
          <table:table-cell office:value-type="string">
            <text:p>Query for a file which is not indexed by any peer with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6</text:p>
          </table:table-cell>
          <table:table-cell office:value-type="string">
            <text:p>Query for a file which is registred by more than 2 pe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7</text:p>
          </table:table-cell>
          <table:table-cell office:value-type="string">
            <text:p>Enter a invalid peer no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loops again and asks for a valid entry</text:p>
          </table:table-cell>
        </table:table-row>
        <table:table-row table:style-name="ro3">
          <table:table-cell office:value-type="string">
            <text:p>18</text:p>
          </table:table-cell>
          <table:table-cell office:value-type="string">
            <text:p>Enter a peer who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next peer listed until max attempts is reached</text:p>
          </table:table-cell>
        </table:table-row>
        <table:table-row table:style-name="ro3">
          <table:table-cell office:value-type="string">
            <text:p>19</text:p>
          </table:table-cell>
          <table:table-cell office:value-type="string">
            <text:p>Enter the last peer and it should be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first peer listed until max attempts is reached</text:p>
          </table:table-cell>
        </table:table-row>
        <table:table-row table:style-name="ro2">
          <table:table-cell office:value-type="string">
            <text:p>20</text:p>
          </table:table-cell>
          <table:table-cell office:value-type="string">
            <text:p>Try max_attemps - all serving peer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21</text:p>
          </table:table-cell>
          <table:table-cell office:value-type="string">
            <text:p>Try -f option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22</text:p>
          </table:table-cell>
          <table:table-cell office:value-type="string">
            <text:p>Try fetching a file which is indexed and deleted on the serv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0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 peer client doing 1000 sequential transfers of file 1.1K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 peer client doing 1000 sequential transfers of file 2.1K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 peer client doing 1000 sequential transfers of file 4.2K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 peer client doing 1000 sequential transfers of file 8.3K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 peer client doing 1000 sequential transfers of file 11K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2 peer client doing 1000 sequential transfers of a file 4.3K parallel 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4 peer client doing 1000 sequential transfers of a file 4.3K parallel 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3 peer client doing 10 transfers of a file 512K parallel 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